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text-properties officeooo:rsid="00149576" officeooo:paragraph-rsid="00149576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3f8ff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officeooo:rsid="0013f8ff" style:font-style-asian="italic" style:font-weight-asian="normal" style:font-style-complex="italic" style:font-weight-complex="normal"/>
    </style:style>
    <style:style style:name="T9" style:family="text">
      <style:text-properties officeooo:rsid="0013f8ff"/>
    </style:style>
    <style:style style:name="T10" style:family="text">
      <style:text-properties fo:font-size="10pt" officeooo:rsid="0013f8ff" style:font-size-asian="10pt" style:font-size-complex="10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font-size="10pt" fo:font-style="italic" fo:font-weight="normal" officeooo:rsid="0013f8ff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16">do text</text:span></text:p><text:p text:style-name="P5"><text:span text:style-name="T1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2.829cm" draw:z-index="0"><draw:text-box><text:p text:style-name="P3">Administration Communale <text:text-input text:description="Nom commune">tool.getCityName(prefixed=True)</text:text-input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claration de début de travaux</text:p>
      <text:p text:style-name="UrbanBody"/>
      <text:p text:style-name="UrbanBody"><text:span text:style-name="T3"><office:annotation><dc:creator>Gauthier Bastien</dc:creator><dc:date>2011-01-13T14:56:41</dc:date><text:p text:style-name="P5"><text:span text:style-name="T16">do text</text:span></text:p><text:p text:style-name="P5"><text:span text:style-name="T1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5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4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P4"><text:span text:style-name="T4">Cadastré</text:span> : <text:text-input text:description="">self.getPortionOutsText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J’ai l’honneur de vous faire savoir que les travaux définis ci-après commenceront<text:line-break/></text:p>
      <text:p text:style-name="UrbanBody"><text:tab/>à partir du : .......................................................</text:p>
      <text:p text:style-name="UrbanBody"/>
      <text:p text:style-name="UrbanBody"/>
      <text:p text:style-name="UrbanBody"><text:tab/><text:span text:style-name="T10">(</text:span><text:span text:style-name="T11">Envoyer ce document à l’administration communale </text:span><text:span text:style-name="T12">15 jours avant le début des travaux.</text:span><text:span text:style-name="T13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meta:creation-date>2009-07-27T10:37:25</meta:creation-date>
    <dc:date>2018-06-12T14:38:52.736431868</dc:date>
    <dc:language>fr-FR</dc:language>
    <meta:editing-cycles>63</meta:editing-cycles>
    <meta:editing-duration>P1DT6H46M22S</meta:editing-duration>
    <dc:creator>bleybaert</dc:creator>
    <meta:document-statistic meta:table-count="0" meta:image-count="0" meta:object-count="0" meta:page-count="1" meta:paragraph-count="16" meta:word-count="78" meta:character-count="656" meta:non-whitespace-character-count="601"/>
    <meta:user-defined meta:name="Info 1"/>
    <meta:user-defined meta:name="Info 2"/>
    <meta:user-defined meta:name="Info 3"/>
    <meta:user-defined meta:name="Info 4"/>
  </office:meta>
</office:document-meta>
</file>